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11/2021</text:span></text:p>
      <text:p text:style-name="P9"/>
      <text:p text:style-name="P10">RECIBI CONFORME</text:p>
      <text:p text:style-name="P9"/>
      <text:p text:style-name="P11">CLIENTE: ESPINOZA TORRES SHARON MILAGROS</text:p>
      <text:p text:style-name="P12">CANT. TOTAL DE CAJAS: 5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ESPINOZA TORRES SHARON MILAGR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17:46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